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5.71cm"/>
    </style:style>
    <style:style style:name="Table1.B" style:family="table-column">
      <style:table-column-properties style:column-width="5.796cm"/>
    </style:style>
    <style:style style:name="Table1.C" style:family="table-column">
      <style:table-column-properties style:column-width="5.49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9.013cm" table:align="left"/>
    </style:style>
    <style:style style:name="Table2.A" style:family="table-column">
      <style:table-column-properties style:column-width="1.06cm"/>
    </style:style>
    <style:style style:name="Table2.B" style:family="table-column">
      <style:table-column-properties style:column-width="2.223cm"/>
    </style:style>
    <style:style style:name="Table2.C" style:family="table-column">
      <style:table-column-properties style:column-width="2.341cm"/>
    </style:style>
    <style:style style:name="Table2.D" style:family="table-column">
      <style:table-column-properties style:column-width="1.856cm"/>
    </style:style>
    <style:style style:name="Table2.E" style:family="table-column">
      <style:table-column-properties style:column-width="1.535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1️⃣ Problem Structure &amp; Submission Process</text:span></text:h>
      <text:p text:style-name="Text_20_body">Each problem should have:<text:line-break/>✅ <text:span text:style-name="Strong_20_Emphasis">Problem Statement</text:span> – Clear description, constraints, and input/output format.<text:line-break/>✅ <text:span text:style-name="Strong_20_Emphasis">Difficulty Level</text:span> – Easy, Medium, Hard (assign points accordingly).<text:line-break/>✅ <text:span text:style-name="Strong_20_Emphasis">Test Cases</text:span> – Public (visible to users) + Private (hidden for evaluation).<text:line-break/>✅ <text:span text:style-name="Strong_20_Emphasis">Time &amp; Space Constraints</text:span> – To prevent inefficient solutions.<text:line-break/>✅ <text:span text:style-name="Strong_20_Emphasis">Allowed Programming Languages</text:span> – Java, Python, C++, JavaScript, etc.</text:p>
      <text:p text:style-name="Text_20_body"><text:span text:style-name="Strong_20_Emphasis">💡 Submission Process:</text:span><text:line-break/>1️⃣ User submits their code.<text:line-break/>2️⃣ The system compiles and executes it inside a <text:span text:style-name="Strong_20_Emphasis">secure Docker container</text:span>.<text:line-break/>3️⃣ Code is tested against multiple <text:span text:style-name="Strong_20_Emphasis">test cases</text:span>.<text:line-break/>4️⃣ Result is generated – Accepted, Wrong Answer, Time Limit Exceeded, Runtime Error, etc.<text:line-break/>5️⃣ Score is assigned based on performance.</text:p>
      <text:p text:style-name="Horizontal_20_Line"/>
      <text:h text:style-name="Heading_20_2" text:outline-level="2"><text:span text:style-name="Strong_20_Emphasis">2️⃣ Judging Criteria &amp; Marking Schem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Criteria</text:span></text:p>
            </table:table-cell>
            <table:table-cell table:style-name="Table1.A1" office:value-type="string">
              <text:p text:style-name="Table_20_Heading"><text:span text:style-name="Strong_20_Emphasis">Points Allocation</text:span></text:p>
            </table:table-cell>
            <table:table-cell table:style-name="Table1.A1" office:value-type="string">
              <text:p text:style-name="Table_20_Heading"><text:span text:style-name="Strong_20_Emphasis">Notes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Correctness</text:span></text:p>
          </table:table-cell>
          <table:table-cell table:style-name="Table1.A1" office:value-type="string">
            <text:p text:style-name="Table_20_Contents">✅ Full points if all test cases pass. <text:line-break/>✅ Partial points if some pass.</text:p>
          </table:table-cell>
          <table:table-cell table:style-name="Table1.A1" office:value-type="string">
            <text:p text:style-name="Table_20_Contents">- Key factor in evaluation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fficiency (Time Complexity)</text:span></text:p>
          </table:table-cell>
          <table:table-cell table:style-name="Table1.A1" office:value-type="string">
            <text:p text:style-name="Table_20_Contents">✅ Bonus points for optimal solutions. <text:line-break/>❌ Penalty for exceeding time limits.</text:p>
          </table:table-cell>
          <table:table-cell table:style-name="Table1.A1" office:value-type="string">
            <text:p text:style-name="Table_20_Contents">- Helps prevent brute-force solution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emory Usage</text:span></text:p>
          </table:table-cell>
          <table:table-cell table:style-name="Table1.A1" office:value-type="string">
            <text:p text:style-name="Table_20_Contents">✅ Lower memory solutions get bonus.</text:p>
          </table:table-cell>
          <table:table-cell table:style-name="Table1.A1" office:value-type="string">
            <text:p text:style-name="Table_20_Contents">- Important for large input cas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dge Case Handling</text:span></text:p>
          </table:table-cell>
          <table:table-cell table:style-name="Table1.A1" office:value-type="string">
            <text:p text:style-name="Table_20_Contents">✅ Bonus for handling tricky cases. <text:line-break/>❌ Penalty for failing extreme test cases.</text:p>
          </table:table-cell>
          <table:table-cell table:style-name="Table1.A1" office:value-type="string">
            <text:p text:style-name="Table_20_Contents">- Tests robustnes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de Style &amp; Readability (Optional)</text:span></text:p>
          </table:table-cell>
          <table:table-cell table:style-name="Table1.A1" office:value-type="string">
            <text:p text:style-name="Table_20_Contents">✅ Bonus for clean, readable code.</text:p>
          </table:table-cell>
          <table:table-cell table:style-name="Table1.A1" office:value-type="string">
            <text:p text:style-name="Table_20_Contents">- Encourages good coding practices.</text:p>
          </table:table-cell>
        </table:table-row>
      </table:table>
      <text:p text:style-name="Horizontal_20_Line"/>
      <text:h text:style-name="Heading_20_2" text:outline-level="2"><text:span text:style-name="Strong_20_Emphasis">3️⃣ Test Case Weightage &amp; Partial Marking</text:span></text:h>
      <text:p text:style-name="Text_20_body">Each problem should have <text:span text:style-name="Strong_20_Emphasis">multiple test cases</text:span> categorized into:</text:p>
      <text:list text:style-name="L1">
        <text:list-item>
          <text:p text:style-name="P1"><text:span text:style-name="Strong_20_Emphasis">Basic Cases (20%)</text:span> – Simple inputs to check basic logic.</text:p>
        </text:list-item>
        <text:list-item>
          <text:p text:style-name="P1"><text:span text:style-name="Strong_20_Emphasis">Intermediate Cases (40%)</text:span> – Regular scenarios.</text:p>
        </text:list-item>
        <text:list-item>
          <text:p text:style-name="P2"><text:span text:style-name="Strong_20_Emphasis">Edge Cases (40%)</text:span> – Large inputs, boundary conditions, tricky logic.</text:p>
        </text:list-item>
      </text:list>
      <text:h text:style-name="Heading_20_3" text:outline-level="3"><text:span text:style-name="Strong_20_Emphasis">Marking System</text:span></text:h>
      <text:list text:style-name="L2">
        <text:list-item>
          <text:p text:style-name="P3"><text:span text:style-name="Strong_20_Emphasis">All test cases pass</text:span> → Full score (e.g., 100 points).</text:p>
        </text:list-item>
        <text:list-item>
          <text:p text:style-name="P3"><text:soft-page-break/><text:span text:style-name="Strong_20_Emphasis">Partial test cases pass</text:span> → Proportional score (e.g., if 6/10 pass, user gets 60%).</text:p>
        </text:list-item>
        <text:list-item>
          <text:p text:style-name="P4"><text:span text:style-name="Strong_20_Emphasis">Fails all test cases</text:span> → Zero score.</text:p>
        </text:list-item>
      </text:list>
      <text:p text:style-name="Horizontal_20_Line"/>
      <text:h text:style-name="Heading_20_2" text:outline-level="2"><text:span text:style-name="Strong_20_Emphasis">4️⃣ Leaderboard System &amp; Ranking</text:span></text:h>
      <text:h text:style-name="Heading_20_3" text:outline-level="3"><text:span text:style-name="Strong_20_Emphasis">Scoring Based on Difficulty</text:span></text:h>
      <text:list text:style-name="L3">
        <text:list-item>
          <text:p text:style-name="P5"><text:span text:style-name="Strong_20_Emphasis">Easy problems</text:span> → 50 points</text:p>
        </text:list-item>
        <text:list-item>
          <text:p text:style-name="P5"><text:span text:style-name="Strong_20_Emphasis">Medium problems</text:span> → 100 points</text:p>
        </text:list-item>
        <text:list-item>
          <text:p text:style-name="P6"><text:span text:style-name="Strong_20_Emphasis">Hard problems</text:span> → 200 points</text:p>
        </text:list-item>
      </text:list>
      <text:p text:style-name="Text_20_body"><text:span text:style-name="Strong_20_Emphasis">Ranking Criteria:</text:span><text:line-break/>✅ <text:span text:style-name="Strong_20_Emphasis">Total points scored</text:span> in a contest.<text:line-break/>✅ <text:span text:style-name="Strong_20_Emphasis">Submission time</text:span> (Tie-breaker: Faster submissions rank higher).<text:line-break/>✅ <text:span text:style-name="Strong_20_Emphasis">Number of attempts</text:span> (More attempts → Lower ranking).</text:p>
      <text:p text:style-name="Text_20_body">Example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<text:span text:style-name="Strong_20_Emphasis">User</text:span></text:p>
            </table:table-cell>
            <table:table-cell table:style-name="Table2.A1" office:value-type="string">
              <text:p text:style-name="Table_20_Heading"><text:span text:style-name="Strong_20_Emphasis">Total Score</text:span></text:p>
            </table:table-cell>
            <table:table-cell table:style-name="Table2.A1" office:value-type="string">
              <text:p text:style-name="Table_20_Heading"><text:span text:style-name="Strong_20_Emphasis">Time Taken</text:span></text:p>
            </table:table-cell>
            <table:table-cell table:style-name="Table2.A1" office:value-type="string">
              <text:p text:style-name="Table_20_Heading"><text:span text:style-name="Strong_20_Emphasis">Attempts</text:span></text:p>
            </table:table-cell>
            <table:table-cell table:style-name="Table2.A1" office:value-type="string">
              <text:p text:style-name="Table_20_Heading"><text:span text:style-name="Strong_20_Emphasis">Rank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A</text:p>
          </table:table-cell>
          <table:table-cell table:style-name="Table2.A1" office:value-type="string">
            <text:p text:style-name="Table_20_Contents">350</text:p>
          </table:table-cell>
          <table:table-cell table:style-name="Table2.A1" office:value-type="string">
            <text:p text:style-name="Table_20_Contents">1h 30m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🥇 1st</text:p>
          </table:table-cell>
        </table:table-row>
        <table:table-row>
          <table:table-cell table:style-name="Table2.A1" office:value-type="string">
            <text:p text:style-name="Table_20_Contents">B</text:p>
          </table:table-cell>
          <table:table-cell table:style-name="Table2.A1" office:value-type="string">
            <text:p text:style-name="Table_20_Contents">350</text:p>
          </table:table-cell>
          <table:table-cell table:style-name="Table2.A1" office:value-type="string">
            <text:p text:style-name="Table_20_Contents">1h 45m</text:p>
          </table:table-cell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🥈 2nd</text:p>
          </table:table-cell>
        </table:table-row>
        <table:table-row>
          <table:table-cell table:style-name="Table2.A1" office:value-type="string">
            <text:p text:style-name="Table_20_Contents">C</text:p>
          </table:table-cell>
          <table:table-cell table:style-name="Table2.A1" office:value-type="string">
            <text:p text:style-name="Table_20_Contents">320</text:p>
          </table:table-cell>
          <table:table-cell table:style-name="Table2.A1" office:value-type="string">
            <text:p text:style-name="Table_20_Contents">1h 20m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🥉 3rd</text:p>
          </table:table-cell>
        </table:table-row>
      </table:table>
      <text:p text:style-name="Horizontal_20_Line"/>
      <text:h text:style-name="Heading_20_2" text:outline-level="2"><text:span text:style-name="Strong_20_Emphasis">5️⃣ Cheating Prevention (Anti-Plagiarism System)</text:span></text:h>
      <text:p text:style-name="Text_20_body">✅ <text:span text:style-name="Strong_20_Emphasis">Code Similarity Checker</text:span> – Use <text:span text:style-name="Strong_20_Emphasis">MOSS (Measure of Software Similarity)</text:span> or <text:span text:style-name="Strong_20_Emphasis">JPlag</text:span> to detect copied code.<text:line-break/>✅ <text:span text:style-name="Strong_20_Emphasis">IP &amp; Session Tracking</text:span> – Prevent multiple accounts from submitting the same solution.<text:line-break/>✅ <text:span text:style-name="Strong_20_Emphasis">Randomized Test Cases</text:span> – Different test sets per user.<text:line-break/>✅ <text:span text:style-name="Strong_20_Emphasis">Time-based Submission Monitoring</text:span> – Too many submissions in a short time raise flags.</text:p>
      <text:p text:style-name="Horizontal_20_Line"/>
      <text:h text:style-name="Heading_20_2" text:outline-level="2"><text:span text:style-name="Strong_20_Emphasis">6️⃣ Bonus Features (Advanced)</text:span></text:h>
      <text:p text:style-name="Text_20_body">🚀 <text:span text:style-name="Strong_20_Emphasis">Dynamic Difficulty Adjustment</text:span> – AI-based analysis to update problem difficulty.<text:line-break/>🚀 <text:span text:style-name="Strong_20_Emphasis">Live Editorials &amp; Hints</text:span> – Users unlock hints based on points deducted.<text:line-break/>🚀 <text:span text:style-name="Strong_20_Emphasis">Adaptive Test Cases</text:span> – Generate random edge cases to challenge users.</text:p>
      <text:p text:style-name="Horizontal_20_Line"/>
      <text:h text:style-name="Heading_20_2" text:outline-level="2"><text:span text:style-name="Strong_20_Emphasis">💡 Next Steps</text:span></text:h>
      <text:list text:style-name="L4">
        <text:list-item>
          <text:p text:style-name="P7"><text:span text:style-name="Strong_20_Emphasis">Implement Code Execution System</text:span> using <text:span text:style-name="Strong_20_Emphasis">Docker</text:span>.</text:p>
        </text:list-item>
        <text:list-item>
          <text:p text:style-name="P7"><text:span text:style-name="Strong_20_Emphasis">Develop Leaderboard &amp; Ranking Algorithm</text:span>.</text:p>
        </text:list-item>
        <text:list-item>
          <text:p text:style-name="P7"><text:span text:style-name="Strong_20_Emphasis">Setup MOSS/JPlag for Plagiarism Detection</text:span>.</text:p>
        </text:list-item>
        <text:list-item>
          <text:p text:style-name="P8"><text:span text:style-name="Strong_20_Emphasis">Design Submission UI in React</text:span> with <text:span text:style-name="Strong_20_Emphasis">Monaco Editor</text:span>.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9:39:21.942826519</meta:creation-date>
    <meta:print-date>2025-02-18T19:41:19.961194669</meta:print-date>
    <meta:printed-by>PDF files</meta:printed-by>
    <dc:date>2025-02-18T19:41:35.352165253</dc:date>
    <meta:editing-duration>PT15S</meta:editing-duration>
    <meta:editing-cycles>1</meta:editing-cycles>
    <meta:document-statistic meta:table-count="2" meta:image-count="0" meta:object-count="0" meta:page-count="3" meta:paragraph-count="67" meta:word-count="489" meta:character-count="3014" meta:non-whitespace-character-count="2586"/>
    <meta:generator>LibreOffice/24.8.4.2$Linux_X86_64 LibreOffice_project/480$Build-2</meta:generator>
  </office:meta>
</office:document-meta>
</file>